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79bde" officeooo:paragraph-rsid="00479bd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27451" officeooo:paragraph-rsid="0052745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346" officeooo:paragraph-rsid="0047a34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29ced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922c" officeooo:paragraph-rsid="0063922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551a39"/>
    </style:style>
    <style:style style:name="P9" style:family="paragraph" style:parent-style-name="Standard">
      <style:paragraph-properties fo:text-align="start" style:justify-single-word="false"/>
      <style:text-properties fo:font-weight="bold" officeooo:rsid="0063cd74" officeooo:paragraph-rsid="0063cd74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baa" officeooo:paragraph-rsid="00491baa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65c72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65c72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9b27b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63cd74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4530" officeooo:paragraph-rsid="0060a835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cd74" officeooo:paragraph-rsid="0063df5a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c447" officeooo:paragraph-rsid="005dc447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27451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565c72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63cd74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527451"/>
    </style:style>
    <style:style style:name="P25" style:family="paragraph" style:parent-style-name="Standard" style:list-style-name="L7">
      <style:paragraph-properties fo:text-align="start" style:justify-single-word="false"/>
      <style:text-properties officeooo:paragraph-rsid="0059b27b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565c72"/>
    </style:style>
    <style:style style:name="P27" style:family="paragraph" style:parent-style-name="Standard" style:list-style-name="L9">
      <style:paragraph-properties fo:text-align="start" style:justify-single-word="false"/>
      <style:text-properties officeooo:paragraph-rsid="00565c72"/>
    </style:style>
    <style:style style:name="P28" style:family="paragraph" style:parent-style-name="Standard" style:list-style-name="L10">
      <style:paragraph-properties fo:text-align="start" style:justify-single-word="false"/>
      <style:text-properties officeooo:paragraph-rsid="00565c72"/>
    </style:style>
    <style:style style:name="P29" style:family="paragraph" style:parent-style-name="Standard">
      <style:paragraph-properties fo:text-align="start" style:justify-single-word="false"/>
      <style:text-properties officeooo:paragraph-rsid="006440c3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440c3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440c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27451" style:font-weight-asian="bold" style:font-weight-complex="bold"/>
    </style:style>
    <style:style style:name="T3" style:family="text">
      <style:text-properties fo:font-weight="bold" officeooo:rsid="00565c72" style:font-weight-asian="bold" style:font-weight-complex="bold"/>
    </style:style>
    <style:style style:name="T4" style:family="text">
      <style:text-properties fo:font-weight="bold" officeooo:rsid="00554fc0" style:font-weight-asian="bold" style:font-weight-complex="bold"/>
    </style:style>
    <style:style style:name="T5" style:family="text">
      <style:text-properties fo:font-weight="bold" officeooo:rsid="0066438a" style:font-weight-asian="bold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27451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51a39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565c72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5759af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59b27b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5c659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63cd74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27451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65c72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51a39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735c8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b8f80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e3a3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63f4d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527451" style:font-size-asian="12pt" style:font-size-complex="12pt"/>
    </style:style>
    <style:style style:name="T29" style:family="text">
      <style:text-properties officeooo:rsid="00527451"/>
    </style:style>
    <style:style style:name="T30" style:family="text">
      <style:text-properties officeooo:rsid="00551a39"/>
    </style:style>
    <style:style style:name="T31" style:family="text">
      <style:text-properties officeooo:rsid="004ba553"/>
    </style:style>
    <style:style style:name="T32" style:family="text">
      <style:text-properties officeooo:rsid="00554fc0"/>
    </style:style>
    <style:style style:name="T33" style:family="text">
      <style:text-properties officeooo:rsid="00565c72"/>
    </style:style>
    <style:style style:name="T34" style:family="text">
      <style:text-properties officeooo:rsid="005735c8"/>
    </style:style>
    <style:style style:name="T35" style:family="text">
      <style:text-properties officeooo:rsid="005759af"/>
    </style:style>
    <style:style style:name="T36" style:family="text">
      <style:text-properties fo:color="#c9211e" loext:opacity="100%" style:text-line-through-style="none" style:text-line-through-type="none" style:font-name="DejaVu Sans Condensed" fo:font-size="12pt" fo:font-weight="bold" officeooo:rsid="00554fc0" style:font-size-asian="12pt" style:font-weight-asian="bold" style:font-size-complex="12pt" style:font-weight-complex="bold"/>
    </style:style>
    <style:style style:name="T37" style:family="text">
      <style:text-properties fo:color="#c9211e" loext:opacity="100%" style:text-line-through-style="none" style:text-line-through-type="none" style:font-name="DejaVu Sans Condensed" fo:font-size="12pt" fo:font-weight="bold" officeooo:rsid="005dc447" style:font-size-asian="12pt" style:font-weight-asian="bold" style:font-size-complex="12pt" style:font-weight-complex="bold"/>
    </style:style>
    <style:style style:name="T38" style:family="text">
      <style:text-properties fo:color="#c9211e" loext:opacity="100%" style:text-line-through-style="none" style:text-line-through-type="none" style:font-name="DejaVu Sans Condensed" fo:font-size="12pt" fo:font-weight="bold" officeooo:rsid="00551a39" style:font-size-asian="12pt" style:font-weight-asian="bold" style:font-size-complex="12pt" style:font-weight-complex="bold"/>
    </style:style>
    <style:style style:name="T39" style:family="text">
      <style:text-properties officeooo:rsid="0064e118"/>
    </style:style>
    <style:style style:name="T40" style:family="text">
      <style:text-properties officeooo:rsid="004ee3f1"/>
    </style:style>
    <style:style style:name="T41" style:family="text">
      <style:text-properties officeooo:rsid="0063cd74"/>
    </style:style>
    <style:style style:name="T42" style:family="text">
      <style:text-properties officeooo:rsid="0066438a"/>
    </style:style>
    <style:style style:name="T4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0">1<text:span text:style-name="T43">xx</text:span> - Controls</text:p>
          </table:table-cell>
          <table:table-cell table:style-name="Table1.B1" office:value-type="string">
            <text:p text:style-name="P31">2xx - Ground</text:p>
          </table:table-cell>
          <table:table-cell table:style-name="Table1.B1" office:value-type="string">
            <text:p text:style-name="P31">3xx - Flight</text:p>
          </table:table-cell>
          <table:table-cell table:style-name="Table1.B1" office:value-type="string">
            <text:p text:style-name="P31">4xx - A2A</text:p>
          </table:table-cell>
          <table:table-cell table:style-name="Table1.E1" office:value-type="string">
            <text:p text:style-name="P31">5xx - A2G</text:p>
          </table:table-cell>
          <table:table-cell table:style-name="Table1.F1" office:value-type="string">
            <text:p text:style-name="P31">6xx - Misc</text:p>
          </table:table-cell>
        </table:table-row>
      </table:table>
      <text:p text:style-name="P29"><text:span text:style-name="T19">5</text:span><text:span text:style-name="T20">0</text:span><text:span text:style-name="T19">1</text:span><text:span text:style-name="T21"> - </text:span><text:span text:style-name="T22">A/G</text:span><text:span text:style-name="T23"> - </text:span><text:span text:style-name="T24">L-39ZA </text:span><text:span text:style-name="T25">Guns, </text:span><text:span text:style-name="T26">Gun pods</text:span></text:p>
      <text:p text:style-name="P1"/>
      <text:p text:style-name="P3">Fence In</text:p>
      <text:list text:style-name="L1">
        <text:list-item>
          <text:p text:style-name="P10"><text:span text:style-name="T2">All weapon </text:span><text:span text:style-name="T3">CB </text:span><text:span text:style-name="T2">switches on center console top</text:span><text:span text:style-name="T29"> ... </text:span><text:span text:style-name="T2">On</text:span></text:p>
        </text:list-item>
        <text:list-item>
          <text:p text:style-name="P11"><text:span text:style-name="T1">CANNON GS switch</text:span> ... <text:span text:style-name="T1">ON</text:span> (forward) (left wall outboard of throttle, partially hidden under canopy rail)</text:p>
        </text:list-item>
        <text:list-item>
          <text:p text:style-name="P14"><text:span text:style-name="T1">PYRO switch</text:span> ... <text:span text:style-name="T1">As needed</text:span> (default is I)<text:span text:style-name="T33"> (left instrument panel)</text:span></text:p>
        </text:list-item>
        <text:list-item>
          <text:p text:style-name="P14"><text:span text:style-name="T1">EXPL CHARGE GS </text:span><text:span text:style-name="T3">button</text:span><text:span text:style-name="T33"> </text:span>... <text:span text:style-name="T1">Press</text:span> to load gun using pyro charge<text:span text:style-name="T33"> (left instrument panel)</text:span></text:p>
        </text:list-item>
        <text:list-item>
          <text:p text:style-name="P21"><text:span text:style-name="T14">Weapons Safety Cover</text:span><text:span text:style-name="T6"> ... </text:span><text:span text:style-name="T18">Down</text:span><text:span text:style-name="T6"> (</text:span><text:span text:style-name="T14">Flip-down Trigger press</text:span><text:span text:style-name="T6">, tab on front of stick flips down to engage trigger)</text:span></text:p>
        </text:list-item>
      </text:list>
      <text:p text:style-name="P7"/>
      <text:p text:style-name="P9"><text:span text:style-name="T28">W</text:span><text:span text:style-name="T27">eapon notes</text:span></text:p>
      <text:list text:style-name="L2">
        <text:list-item>
          <text:p text:style-name="P15"><text:span text:style-name="T1">Trigger fires all weapons</text:span>.</text:p>
        </text:list-item>
        <text:list-item>
          <text:p text:style-name="P18">Must be <text:span text:style-name="T1">faster</text:span> than <text:span text:style-name="T1">310 kph</text:span><text:span text:style-name="T39"> (170 kts)</text:span> <text:span text:style-name="T39">to fire</text:span> weapons<text:span text:style-name="T39">.</text:span></text:p>
        </text:list-item>
        <text:list-item>
          <text:p text:style-name="P19"><text:span text:style-name="T42">When using guns or rockets, </text:span><text:span text:style-name="T5">t</text:span><text:span text:style-name="T1">hrottle is cut automatically</text:span><text:span text:style-name="T5"> while trigger is pulled</text:span> to prevent flameout due to gas ingestion<text:span text:style-name="T42">. <text:s/>RPMs will continue to drop as long as trigger is held.</text:span></text:p>
        </text:list-item>
      </text:list>
      <text:p text:style-name="P4"/>
      <text:p text:style-name="P2"><text:span text:style-name="T34">Cannon -- under-nose mounted </text:span><text:span text:style-name="T29">G</text:span><text:span text:style-name="T33">Sh</text:span><text:span text:style-name="T29">-23L</text:span><text:span text:style-name="T34">,</text:span><text:span text:style-name="T29"> 23 </text:span>mm<text:span text:style-name="T30">, 150 rounds</text:span></text:p>
      <text:list text:style-name="L3">
        <text:list-item>
          <text:p text:style-name="P22"><text:span text:style-name="T36">IMPORTANT! For </text:span><text:span text:style-name="T37">cannon</text:span><text:span text:style-name="T36"> to fire, s</text:span><text:span text:style-name="T38">peed must be over 400 kph/216 kts</text:span><text:span text:style-name="T36">, AOA must be less than 6 deg (triangular AOA light to right of gunsight must be off), and G must be -2 to +6.</text:span></text:p>
        </text:list-item>
      </text:list>
      <text:list text:style-name="L4">
        <text:list-item>
          <text:p text:style-name="P16">Charge cannon with <text:span text:style-name="T1">Fence In</text:span> steps above.</text:p>
        </text:list-item>
        <text:list-item>
          <text:p text:style-name="P17"><text:span text:style-name="T31">Set gunsight depression</text:span><text:span text:style-name="T40"> </text:span><text:span text:style-name="T41">to about 5 deg</text:span><text:span text:style-name="T35">.</text:span></text:p>
        </text:list-item>
        <text:list-item>
          <text:p text:style-name="P23"><text:span text:style-name="T6">Deselect all weapon pylons in order to fire cannon</text:span><text:span text:style-name="T13"> (shift-Gray Reset Hat left/right).</text:span></text:p>
        </text:list-item>
        <text:list-item>
          <text:p text:style-name="P16"><text:span text:style-name="T32">When </text:span><text:span text:style-name="T4">firing conditions are met</text:span><text:span text:style-name="T32"> (speed, AOA, Gs),</text:span> fire with <text:span text:style-name="T1">Trigger</text:span>.</text:p>
        </text:list-item>
      </text:list>
      <text:list text:style-name="L5">
        <text:list-item>
          <text:list>
            <text:list-item>
              <text:p text:style-name="P24"><text:span text:style-name="T7">T</text:span><text:span text:style-name="T6">here is no rounds counter, total firing time is </text:span><text:span text:style-name="T8">about 2.5</text:span><text:span text:style-name="T6"> secs.</text:span></text:p>
            </text:list-item>
          </text:list>
        </text:list-item>
      </text:list>
      <text:p text:style-name="P5"/>
      <text:p text:style-name="P8"><text:span text:style-name="T17">Gunpods -- </text:span><text:span text:style-name="T16">PK-3 </text:span><text:span text:style-name="T17">7.62 mm</text:span></text:p>
      <text:list text:style-name="L6">
        <text:list-item>
          <text:p text:style-name="P20">PK-3 gunpods are not limited by speed, AOA, or Gs, unlike the internal cannon.</text:p>
        </text:list-item>
      </text:list>
      <text:list xml:id="list3634245647" text:style-name="L7">
        <text:list-item>
          <text:p text:style-name="P12">Charge guns with <text:span text:style-name="T1">EXPL CHARGE GUNS</text:span> switches on left instrument panel (OUTER and/or INNER as needed)</text:p>
        </text:list-item>
        <text:list-item>
          <text:p text:style-name="P25"><text:span text:style-name="T15">WEAPON CARRIER</text:span><text:span text:style-name="T9"> pushbutton</text:span><text:span text:style-name="T10">s</text:span><text:span text:style-name="T9"> ... Select </text:span><text:span text:style-name="T11">gunpod</text:span><text:span text:style-name="T9"> pylons (</text:span><text:span text:style-name="T11">left</text:span><text:span text:style-name="T9"> button is outer, right button is inner)</text:span></text:p>
        </text:list-item>
      </text:list>
      <text:list text:style-name="L8">
        <text:list-item>
          <text:list>
            <text:list-item>
              <text:p text:style-name="P13">Both pylons can be selected at once; if different weapons are loaded, <text:span text:style-name="T35">only outer </text:span>pylons<text:span text:style-name="T35"> will fire.</text:span></text:p>
            </text:list-item>
            <text:list-item>
              <text:p text:style-name="P13">To deselect a pylon, press the small gray button below the white pushbutton.</text:p>
            </text:list-item>
          </text:list>
        </text:list-item>
      </text:list>
      <text:list xml:id="list144008251836789" text:continue-list="list3634245647" text:style-name="L7">
        <text:list-item>
          <text:p text:style-name="P26"><text:span text:style-name="T9">Fire with </text:span><text:span text:style-name="T15">Trigger</text:span><text:span text:style-name="T9">.</text:span></text:p>
        </text:list-item>
      </text:list>
      <text:list text:style-name="L9">
        <text:list-item>
          <text:list>
            <text:list-item>
              <text:p text:style-name="P27"><text:span text:style-name="T9">There is no rounds counter, but </text:span><text:span text:style-name="T8">total firing time is about </text:span><text:span text:style-name="T16">1m20s</text:span><text:span text:style-name="T8">!</text:span></text:p>
            </text:list-item>
          </text:list>
        </text:list-item>
      </text:list>
      <text:list text:style-name="L10">
        <text:list-item>
          <text:p text:style-name="P28"><text:span text:style-name="T9">You can</text:span><text:span text:style-name="T12"> also</text:span><text:span text:style-name="T9"> fire the GSh-23 cannon at the same time (provided firing parameters for the cannon are met) by turning on the </text:span><text:span text:style-name="T15">PK3+GS switch</text:span><text:span text:style-name="T9"> (black guarded switch on left instrument panel)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0:07.586000000</dc:date>
    <meta:editing-duration>PT16H23M20S</meta:editing-duration>
    <meta:editing-cycles>6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3" meta:word-count="390" meta:character-count="2086" meta:non-whitespace-character-count="1750"/>
  </office:meta>
</office:document-meta>
</file>